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Standard">
      <style:paragraph-properties fo:margin-left="0cm" fo:margin-right="0cm" fo:margin-top="0cm" fo:margin-bottom="0cm" style:contextual-spacing="false" fo:orphans="2" fo:widows="2" fo:text-indent="0cm" style:auto-text-indent="false" style:writing-mode="lr-tb"/>
      <style:text-properties officeooo:paragraph-rsid="000a6a20"/>
    </style:style>
    <style:style style:name="P2" style:family="paragraph" style:parent-style-name="Standard">
      <style:paragraph-properties fo:margin-left="0cm" fo:margin-right="0cm" fo:margin-top="0cm" fo:margin-bottom="0cm" style:contextual-spacing="false" fo:orphans="2" fo:widows="2" fo:text-indent="0cm" style:auto-text-indent="false" style:writing-mode="lr-tb"/>
      <style:text-properties officeooo:paragraph-rsid="000af7a0"/>
    </style:style>
    <style:style style:name="P3" style:family="paragraph" style:parent-style-name="Standard" style:list-style-name="L3">
      <style:paragraph-properties fo:margin-top="0cm" fo:margin-bottom="0cm" style:contextual-spacing="false" fo:orphans="2" fo:widows="2" style:writing-mode="lr-tb"/>
      <style:text-properties officeooo:paragraph-rsid="000af7a0"/>
    </style:style>
    <style:style style:name="P4" style:family="paragraph" style:parent-style-name="Standard" style:list-style-name="L4">
      <style:paragraph-properties fo:margin-top="0cm" fo:margin-bottom="0cm" style:contextual-spacing="false" fo:orphans="2" fo:widows="2" style:writing-mode="lr-tb"/>
      <style:text-properties officeooo:paragraph-rsid="000a6a20"/>
    </style:style>
    <style:style style:name="P5" style:family="paragraph" style:parent-style-name="Standard" style:list-style-name="L5">
      <style:paragraph-properties fo:margin-top="0cm" fo:margin-bottom="0cm" style:contextual-spacing="false" fo:orphans="2" fo:widows="2" style:writing-mode="lr-tb"/>
      <style:text-properties officeooo:paragraph-rsid="000a6a20"/>
    </style:style>
    <style:style style:name="P6" style:family="paragraph" style:parent-style-name="Standard">
      <style:paragraph-properties fo:margin-left="0cm" fo:margin-right="0cm" fo:margin-top="0cm" fo:margin-bottom="0cm" style:contextual-spacing="false" fo:orphans="2" fo:widows="2" fo:text-indent="0cm" style:auto-text-indent="false" style:writing-mode="lr-tb"/>
      <style:text-properties officeooo:rsid="000a6a20" officeooo:paragraph-rsid="000a6a20"/>
    </style:style>
    <style:style style:name="P7" style:family="paragraph" style:parent-style-name="Standard">
      <style:paragraph-properties fo:margin-left="0cm" fo:margin-right="0cm" fo:margin-top="0cm" fo:margin-bottom="0cm" style:contextual-spacing="false" fo:orphans="2" fo:widows="2" fo:text-indent="0cm" style:auto-text-indent="false" style:writing-mode="lr-tb"/>
      <style:text-properties officeooo:rsid="000af7a0" officeooo:paragraph-rsid="000af7a0"/>
    </style:style>
    <style:style style:name="T1" style:family="text">
      <style:text-properties fo:font-variant="normal" fo:text-transform="none" style:font-name="Arial" fo:font-size="12pt" fo:letter-spacing="normal" fo:font-style="normal" fo:font-weight="normal" loext:padding="0cm" loext:border="none"/>
    </style:style>
    <style:style style:name="T2" style:family="text">
      <style:text-properties fo:font-variant="normal" fo:text-transform="none" style:font-name="Arial" fo:font-size="12pt" fo:letter-spacing="normal" fo:font-style="normal" fo:font-weight="normal" officeooo:rsid="000a6a20" loext:padding="0cm" loext:border="none"/>
    </style:style>
    <style:style style:name="T3" style:family="text">
      <style:text-properties fo:font-variant="normal" fo:text-transform="none" style:font-name="Arial" fo:font-size="12pt" fo:letter-spacing="normal" fo:font-style="normal" fo:font-weight="normal" style:font-weight-asian="normal" style:font-weight-complex="normal" loext:padding="0cm" loext:border="none"/>
    </style:style>
    <style:style style:name="T4" style:family="text">
      <style:text-properties fo:font-variant="normal" fo:text-transform="none" style:font-name="Arial" fo:font-size="12pt" fo:letter-spacing="normal" fo:font-style="normal" fo:font-weight="normal" officeooo:rsid="000af7a0" style:font-weight-asian="normal" style:font-weight-complex="normal" loext:padding="0cm" loext:border="none"/>
    </style:style>
    <style:style style:name="T5" style:family="text">
      <style:text-properties fo:font-variant="normal" fo:text-transform="none" style:font-name="Arial" fo:font-size="12pt" fo:letter-spacing="normal" fo:font-style="normal" fo:font-weight="normal" officeooo:rsid="000b5f1d" style:font-weight-asian="normal" style:font-weight-complex="normal" loext:padding="0cm" loext:border="none"/>
    </style:style>
    <style:style style:name="T6" style:family="text">
      <style:text-properties fo:font-variant="normal" fo:text-transform="none" style:font-name="Arial" fo:font-size="12pt" fo:letter-spacing="normal" fo:font-style="normal" fo:font-weight="normal" officeooo:rsid="000af7a0" loext:padding="0cm" loext:border="none"/>
    </style:style>
    <style:style style:name="T7" style:family="text">
      <style:text-properties fo:font-variant="normal" fo:text-transform="none" style:font-name="Arial" fo:font-size="12pt" fo:letter-spacing="normal" fo:font-style="normal" fo:font-weight="bold" style:font-weight-asian="bold" style:font-weight-complex="bold" loext:padding="0cm" loext:border="none"/>
    </style:style>
    <style:style style:name="T8" style:family="text">
      <style:text-properties fo:font-variant="normal" fo:text-transform="none" style:font-name="Arial" fo:font-size="12pt" fo:letter-spacing="normal" fo:font-style="normal" fo:font-weight="bold" officeooo:rsid="000af7a0" style:font-weight-asian="bold" style:font-weight-complex="bold" loext:padding="0cm" loext:border="none"/>
    </style:style>
    <style:style style:name="T9" style:family="text">
      <style:text-properties fo:font-variant="normal" fo:text-transform="none" style:font-name="Arial" fo:font-size="12pt" fo:letter-spacing="normal" fo:font-style="normal" fo:font-weight="bold" officeooo:rsid="000a6a20" style:font-weight-asian="bold" style:font-weight-complex="bold" loext:padding="0cm" loext:border="none"/>
    </style:style>
    <style:style style:name="T10" style:family="text">
      <style:text-properties fo:font-variant="normal" fo:text-transform="none" style:font-name="sans-serif" fo:font-size="15pt" fo:letter-spacing="normal" fo:font-style="normal" fo:font-weight="normal" loext:padding="0cm" loext:border="none"/>
    </style:style>
    <style:style style:name="T11" style:family="text">
      <style:text-properties fo:font-variant="normal" fo:text-transform="none" style:font-name="sans-serif" fo:font-size="15pt" fo:letter-spacing="normal" fo:font-style="normal" fo:font-weight="bold" style:font-weight-asian="bold" style:font-weight-complex="bold" loext:padding="0cm" loext: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page11R_mcid8"/><text:span text:style-name="T11">Análisis</text:span><text:span text:style-name="T7"> </text:span><text:span text:style-name="T11">del</text:span><text:span text:style-name="T7"> </text:span><text:span text:style-name="T11">código</text:span><text:span text:style-name="T7"> </text:span><text:span text:style-name="T11">fuente</text:span><text:span text:style-name="T7"> </text:span><text:span text:style-name="T11">y</text:span><text:span text:style-name="T7"> </text:span><text:span text:style-name="T11">patrones</text:span><text:span text:style-name="T7"> </text:span><text:span text:style-name="T11">de</text:span><text:span text:style-name="T7"> </text:span><text:span text:style-name="T11">diseño:</text:span><text:span text:style-name="T7"> </text:span><text:span text:style-name="T11">Dentro</text:span><text:span text:style-name="T7"> </text:span><text:span text:style-name="T11">del</text:span><text:span text:style-name="T7"> </text:span><text:span text:style-name="T11">código</text:span><text:span text:style-name="T7"> </text:span><text:span text:style-name="T11">base</text:span><text:span text:style-name="T7"> </text:span><text:span text:style-name="T11">provisto,</text:span><text:span text:style-name="T7"> </text:span><text:span text:style-name="T11">deberán</text:span><text:span text:style-name="T7"> </text:span><text:span text:style-name="T11">identificar</text:span><text:span text:style-name="T7"> </text:span><text:span text:style-name="T11">y</text:span><text:span text:style-name="T7"> </text:span><text:span text:style-name="T11">analizar</text:span><text:span text:style-name="T7"> </text:span><text:span text:style-name="T11">el</text:span><text:span text:style-name="T7"> </text:span><text:span text:style-name="T11">uso</text:span><text:span text:style-name="T7"> </text:span><text:span text:style-name="T11">de</text:span><text:span text:style-name="T7"> </text:span><text:span text:style-name="T11">un</text:span><text:span text:style-name="T7"> </text:span><text:span text:style-name="T11">patrón</text:span><text:span text:style-name="T7"> </text:span><text:span text:style-name="T11">de</text:span><text:span text:style-name="T7"> </text:span><text:span text:style-name="T11">diseño</text:span><text:span text:style-name="T7"> </text:span><text:span text:style-name="T11">que</text:span><text:span text:style-name="T7"> </text:span><text:span text:style-name="T11">ya</text:span><text:span text:style-name="T7"> </text:span><text:span text:style-name="T11">se</text:span><text:span text:style-name="T7"> </text:span><text:span text:style-name="T11">encuentra</text:span><text:span text:style-name="T7"> </text:span><text:span text:style-name="T11">implementado.</text:span><text:span text:style-name="T7"> </text:span><text:bookmark text:name="page11R_mcid9"/><text:span text:style-name="T1"><text:line-break/></text:span><text:bookmark text:name="page11R_mcid10"/><text:span text:style-name="T1"><text:line-break/></text:span><text:span text:style-name="T10">¿Qué</text:span><text:span text:style-name="T1"> </text:span><text:span text:style-name="T10">patrón</text:span><text:span text:style-name="T1"> </text:span><text:span text:style-name="T10">identificaron?¿Dónde</text:span><text:span text:style-name="T1"> </text:span><text:span text:style-name="T10">y</text:span><text:span text:style-name="T1"> </text:span><text:span text:style-name="T10">cómo</text:span><text:span text:style-name="T1"> </text:span><text:span text:style-name="T10">se</text:span><text:span text:style-name="T1"> </text:span><text:span text:style-name="T10">aplica</text:span><text:span text:style-name="T1"> </text:span><text:span text:style-name="T10">en</text:span><text:span text:style-name="T1"> </text:span><text:span text:style-name="T10">el</text:span><text:span text:style-name="T1"> </text:span><text:span text:style-name="T10">código?</text:span><text:span text:style-name="T1"> </text:span><text:bookmark text:name="page11R_mcid12"/><text:span text:style-name="T1"><text:line-break/></text:span><text:span text:style-name="T10">¿Qué</text:span><text:span text:style-name="T1"> </text:span><text:span text:style-name="T10">problema</text:span><text:span text:style-name="T1"> </text:span><text:span text:style-name="T10">resuelve</text:span><text:span text:style-name="T1"> </text:span><text:span text:style-name="T10">este</text:span><text:span text:style-name="T1"> </text:span><text:span text:style-name="T10">patrón</text:span><text:span text:style-name="T1"> </text:span><text:span text:style-name="T10">en</text:span><text:span text:style-name="T1"> </text:span><text:span text:style-name="T10">ese</text:span><text:span text:style-name="T1"> </text:span><text:span text:style-name="T10">contexto?</text:span><text:span text:style-name="T1"> </text:span></text:p>
      <text:p text:style-name="P1"><text:span text:style-name="T1"/></text:p>
      <text:p text:style-name="P6"><text:span text:style-name="T1">El patron que se identifico es Singleton, la clase DBConfigSingleton usa el patron de diseño visto en el teorico, porque es quien se encarga que solo exista una unica instancia de configuracion de la base de datose en toda la aplicacion, y que todas las clases utilicen esa misma instancia compartida. Es decir, esto evita que haya varias configuraciones distintas o que cada parte del prgrama tenga que crear su propia conexion</text:span></text:p>
      <text:p text:style-name="P6"><text:span text:style-name="T1"/></text:p>
      <text:p text:style-name="P6"><text:span text:style-name="T1">Metodos claves para poder lograr esto: </text:span></text:p>
      <text:p text:style-name="P6"><text:span text:style-name="T1"/></text:p>
      <text:p text:style-name="P6"><text:span text:style-name="T1"/></text:p>
      <text:p text:style-name="P6"><text:span text:style-name="T1">Tiene un constructor privado ( </text:span><text:span text:style-name="T7">private DBConfigSingleton()</text:span><text:span text:style-name="T1"> )</text:span></text:p>
      <text:p text:style-name="P6"><text:span text:style-name="T1"/></text:p>
      <text:list text:style-name="L5">
        <text:list-item>
          <text:p text:style-name="P5"><text:span text:style-name="T2">Esto impide que otras clases puedan crear un objeto nuevo con </text:span><text:span text:style-name="T9">new</text:span></text:p>
        </text:list-item>
      </text:list>
      <text:p text:style-name="P6"><text:span text:style-name="T3"><text:tab/>solo la propia clase pueda crear su instancia</text:span></text:p>
      <text:p text:style-name="P6"><text:span text:style-name="T1"/></text:p>
      <text:p text:style-name="P6"><text:span text:style-name="T1"/></text:p>
      <text:p text:style-name="P6"><text:span text:style-name="T1">Guarda una unica instancia dentro de una variable estatica (</text:span><text:span text:style-name="T7">private static DBConfigSingleton</text:span><text:span text:style-name="T1">)</text:span></text:p>
      <text:p text:style-name="P6"><text:span text:style-name="T1"/></text:p>
      <text:list text:style-name="L4">
        <text:list-item>
          <text:p text:style-name="P4"><text:span text:style-name="T6">La variable (</text:span><text:span text:style-name="T8">instance</text:span><text:span text:style-name="T4">) es donde se guarda el unico objeto de configuracion que exista, asi todos los que necesiten usar la base de datos van a usar ese mismo objeto compartido</text:span></text:p>
        </text:list-item>
      </text:list>
      <text:p text:style-name="P6"><text:span text:style-name="T4"/></text:p>
      <text:p text:style-name="P6"><text:span text:style-name="T4"/></text:p>
      <text:p text:style-name="P2"><text:span text:style-name="T6">Tiene un metodo publico ( </text:span><text:span text:style-name="T8">getInstance() </text:span><text:span text:style-name="T4">)</text:span></text:p>
      <text:p text:style-name="P2"><text:span text:style-name="T4"/></text:p>
      <text:list text:style-name="L3">
        <text:list-item>
          <text:p text:style-name="P3"><text:span text:style-name="T4">Es el unico medio para obetner la instancia de la clase, cuando alguien llama a DBConfigSingleton.getInstance(), el metodo revisa: </text:span></text:p>
        </text:list-item>
      </text:list>
      <text:p text:style-name="P7"><text:span text:style-name="T3"><text:tab/><text:tab/>1. Si la instancia no existe, la crea.</text:span></text:p>
      <text:p text:style-name="P2"><text:span text:style-name="T4"><text:tab/><text:tab/>2. Si ya existe, devuelve la misma</text:span></text:p>
      <text:p text:style-name="P2"><text:span text:style-name="T4"><text:tab/>De esta forma, nunca hay dos configuraciones distintas al mismo tiempo.</text:span></text:p>
      <text:p text:style-name="P7"><text:span text:style-name="T3"/></text:p>
      <text:p text:style-name="P7"><text:span text:style-name="T3"/></text:p>
      <text:p text:style-name="P7"><text:span text:style-name="T3">El patron Singleton aplicado a este problema, nos restringe la creacion de instancias en una sola, proporciona un punto de acceso global a esa instancia y centraliza la configuracion de la base de datos, </text:span><text:span text:style-name="T5">es decir, </text:span><text:span text:style-name="T3">ogramos mejorar la consistencia(todas las partes usan la misma configuracion) y el control del acceso(solo una instancia puede modificar los valores).</text:span></text:p>
      <text:p text:style-name="P7"><text:span text:style-name="T1"/></text:p>
      <text:p text:style-name="P6"><text:span text:style-name="T1"/></text:p>
      <text:p text:style-name="P6"><text:span text:style-name="T1"/></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1T14:35:27.691887312</meta:creation-date>
    <dc:date>2025-10-21T15:40:13.750494680</dc:date>
    <meta:editing-duration>PT20M48S</meta:editing-duration>
    <meta:editing-cycles>1</meta:editing-cycles>
    <meta:document-statistic meta:table-count="0" meta:image-count="0" meta:object-count="0" meta:page-count="1" meta:paragraph-count="14" meta:word-count="308" meta:character-count="1889" meta:non-whitespace-character-count="1586"/>
    <meta:generator>LibreOffice/24.2.7.2$Linux_X86_64 LibreOffice_project/420$Build-2</meta:generator>
  </office:meta>
</office:document-meta>
</file>